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abelLinkInfo.PageLabelLinkInfo( PageLabelManager manager , Request request , int defaultPort , int defaultSecu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LabelLinkInfo.getRelativeURI( 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